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-start text:name="__DdeLink__1690_654569729"/><text:bookmark-start text:name="__DdeLink__427_57459952"/>https://www.youtube.com/watch?v=UMBhTfQhbBg&amp;t=11s<text:bookmark-end text:name="__DdeLink__1690_654569729"/><text:bookmark-end text:name="__DdeLink__427_57459952"/>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3T22:55:03</dc:date>
    <dc:creator>Máximo Meza</dc:creator>
    <meta:generator>OpenOffice/4.1.6$Unix OpenOffice.org_project/416m1$Build-9790</meta:generator>
    <meta:editing-duration>PT10H8M7S</meta:editing-duration>
    <meta:editing-cycles>28</meta:editing-cycles>
    <meta:document-statistic meta:table-count="0" meta:image-count="0" meta:object-count="0" meta:page-count="2" meta:paragraph-count="29" meta:word-count="136" meta:character-count="1423"/>
  </office:meta>
</office:document-meta>
</file>